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817cm" fo:break-before="auto" style:use-optimal-row-height="true"/>
    </style:style>
    <style:style style:name="ro22" style:family="table-row">
      <style:table-row-properties style:row-height="0.536cm" fo:break-before="auto" style:use-optimal-row-height="true"/>
    </style:style>
    <style:style style:name="ro23" style:family="table-row">
      <style:table-row-properties style:row-height="0.561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94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85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5" style:family="table-cell" style:parent-style-name="Default">
      <style:text-properties style:font-name="Avenir6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6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2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0" style:family="table-cell" style:parent-style-name="Default">
      <style:table-cell-properties fo:background-color="transparent" style:vertical-align="middle"/>
      <style:text-properties style:font-name="Avenir6"/>
    </style:style>
    <style:style style:name="ce207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6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6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7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9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1" fo:font-weight="bold"/>
    </style:style>
    <style:style style:name="ce259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1" fo:font-weight="normal"/>
    </style:style>
    <style:style style:name="ce259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1" fo:font-weight="bold"/>
    </style:style>
    <style:style style:name="ce528" style:family="table-cell" style:parent-style-name="Default">
      <style:text-properties style:font-name="Avenir1"/>
    </style:style>
    <style:style style:name="ce259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00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66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9" style:family="text">
      <style:text-properties style:text-line-through-type="singl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Avenir1"/>
    </style:style>
    <style:style style:name="T5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47"/>
        <table:table-column table:style-name="co16" table:default-cell-style-name="ce947"/>
        <table:table-column table:style-name="co14" table:default-cell-style-name="ce947"/>
        <table:table-column table:style-name="co17" table:default-cell-style-name="ce947"/>
        <table:table-column table:style-name="co18" table:default-cell-style-name="ce947"/>
        <table:table-column table:style-name="co19" table:default-cell-style-name="ce947"/>
        <table:table-column table:style-name="co20" table:default-cell-style-name="ce947"/>
        <table:table-column table:style-name="co21" table:default-cell-style-name="ce947"/>
        <table:table-column table:style-name="co22" table:default-cell-style-name="ce947"/>
        <table:table-column table:style-name="co23" table:default-cell-style-name="ce94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74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74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9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56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5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8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7"/>
          <table:table-cell table:style-name="Default" table:number-columns-repeated="6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6"/>
          <table:table-cell table:style-name="Default"/>
          <table:table-cell table:style-name="ce56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84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75" table:default-cell-style-name="ce2184"/>
        <table:table-column table:style-name="co41" table:number-columns-repeated="241" table:default-cell-style-name="ce9"/>
        <table:table-column table:style-name="co14" table:default-cell-style-name="ce947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47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947" table:number-columns-repeated="111"/>
          <table:table-cell table:style-name="ce247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15">Nagyon</text:span><text:span text:style-name="T16"> drága!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,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Vívóbot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3" office:value-type="float" office:value="-5" calcext:value-type="float">
            <text:p>-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0" office:value-type="string" calcext:value-type="string">
            <text:p>Fából készült gyakorlófegyver.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,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style-name="ce1005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94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023"/>
          <table:covered-table-cell table:style-name="ce1421"/>
          <table:table-cell table:style-name="ce85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023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070"/>
          <table:covered-table-cell table:style-name="ce2071"/>
          <table:covered-table-cell table:number-columns-repeated="3" table:style-name="ce2070"/>
          <table:covered-table-cell table:style-name="ce2678"/>
          <table:covered-table-cell table:number-columns-repeated="2" table:style-name="ce2070"/>
          <table:covered-table-cell/>
          <table:covered-table-cell table:style-name="ce2070"/>
          <table:covered-table-cell table:number-columns-repeated="3"/>
        </table:table-row>
        <table:table-row table:style-name="ro2">
          <table:table-cell table:number-columns-repeated="4"/>
          <table:table-cell table:style-name="ce2071"/>
          <table:table-cell table:style-name="ce2070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070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070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0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3">Származás </text:span><text:span text:style-name="T44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0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070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6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7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3"> </text:span><text:span text:style-name="T44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8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8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, Értékebecslés;  <text:span text:style-name="T31">🟥 </text:span><text:span text:style-name="T38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6" office:value-type="string" calcext:value-type="string">
            <text:p><text:span text:style-name="T30">🟩 </text:span><text:span text:style-name="T38">Kvantikum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065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 </text:span><text:span text:style-name="T38">Lexikum, </text:span>Nyomozás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6" office:value-type="string" calcext:value-type="string">
            <text:p><text:span text:style-name="T30">🟩 </text:span><text:span text:style-name="T38">Kvantikum</text:span></text:p>
          </table:table-cell>
          <table:table-cell table:number-columns-repeated="2"/>
          <table:table-cell table:style-name="ce2242" office:value-type="string" calcext:value-type="string">
            <text:p><text:span text:style-name="T40">➖➖➖ Mágia</text:span><text:span text:style-name="T41"> </text:span><text:span text:style-name="T42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8"> </text:span>Előadóművészet, Művészetismeret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8"> </text:span>Lexikum, Nyomozás, Szakma: hivatalnok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8"> </text:span>Idomítás;  <text:span text:style-name="T31">🟥 </text:span>Lovaglás, Léglovaglás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8"> </text:span>Hadásza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3">Küllem, fizikum </text:span><text:span text:style-name="T44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8">Kvantikum, </text:span>Nyomozás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8">Kvantikum, </text:span>Nyomozás</text:p>
          </table:table-cell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8">Művészetismeret, Értékebecslés;  </text:span><text:span text:style-name="T39">🟥 </text:span><text:span text:style-name="T38">Képzőművészet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1">🟥 </text:span><text:span text:style-name="T32">Kvantikum, Csapdaállítás; </text:span><text:span text:style-name="T33">🟩 </text:span>Kézművesség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20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22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23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table:style-name="ce2680" office:value-type="string" calcext:value-type="string">
            <text:p><text:span text:style-name="T20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1">🟥 </text:span>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8">Kvantikum, </text:span>Nyomozás, Hajózás</text:p>
          </table:table-cell>
          <table:table-cell table:style-name="Default" table:number-columns-repeated="2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 table:style-name="Default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8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8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style-name="ce2671" table:formula="of:=COUNTA([.E11:.E66])" office:value-type="float" office:value="56" calcext:value-type="float">
            <text:p>56</text:p>
          </table:table-cell>
          <table:table-cell table:style-name="ce266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3"/>
          <table:table-cell table:style-name="ce2675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47"/>
        <table:table-column table:style-name="co97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3" office:value-type="string" calcext:value-type="string">
            <text:p>Karakter pontok (KP) elosztása </text:p>
          </table:table-cell>
          <table:table-cell table:style-name="ce2583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6">
          <table:table-cell/>
          <table:table-cell table:style-name="ce25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4">
          <table:table-cell table:style-name="ce2583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7">
          <table:table-cell/>
          <table:table-cell table:style-name="ce258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4">
          <table:table-cell table:style-name="ce2584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584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8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7">
          <table:table-cell/>
          <table:table-cell table:style-name="ce258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table:table-column table:style-name="co98" table:default-cell-style-name="ce528"/>
        <table:table-row table:style-name="ro1">
          <table:table-cell table:style-name="ce2087" office:value-type="string" calcext:value-type="string">
            <text:p>V9.1.0</text:p>
          </table:table-cell>
        </table:table-row>
        <table:table-row table:style-name="ro2">
          <table:table-cell table:style-name="ce208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088" office:value-type="string" calcext:value-type="string">
            <text:p>* Alabárd harcértékek frissítve</text:p>
          </table:table-cell>
        </table:table-row>
        <table:table-row table:style-name="ro2">
          <table:table-cell table:style-name="ce2088" office:value-type="string" calcext:value-type="string">
            <text:p>* Új fegyver: Vívóbot</text:p>
          </table:table-cell>
        </table:table-row>
        <table:table-row table:style-name="ro2">
          <table:table-cell table:style-name="ce2088"/>
        </table:table-row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Új fortély: Ősi kultkúrkör </text:span><text:span text:style-name="T48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49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87" office:value-type="string" calcext:value-type="string">
            <text:p>* Szakma lista</text:p>
          </table:table-cell>
        </table:table-row>
        <table:table-row table:style-name="ro29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3.0</text:p>
          </table:table-cell>
        </table:table-row>
        <table:table-row table:style-name="ro30">
          <table:table-cell table:style-name="ce2587" office:value-type="string" calcext:value-type="string">
            <text:p>* Történelemismeret: Átfogó</text:p>
          </table:table-cell>
        </table:table-row>
        <table:table-row table:style-name="ro30">
          <table:table-cell table:style-name="ce2587" office:value-type="string" calcext:value-type="string">
            <text:p>* Műveltség: Átlagos (új)</text:p>
          </table:table-cell>
        </table:table-row>
        <table:table-row table:style-name="ro30">
          <table:table-cell table:style-name="ce2587" office:value-type="string" calcext:value-type="string">
            <text:p>* Irodalom-ismeret megszűnt</text:p>
          </table:table-cell>
        </table:table-row>
        <table:table-row table:style-name="ro30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30">
          <table:table-cell table:style-name="ce2590" office:value-type="string" calcext:value-type="string">
            <text:p>V8.2.4</text:p>
          </table:table-cell>
        </table:table-row>
        <table:table-row table:style-name="ro30">
          <table:table-cell table:style-name="ce2587" office:value-type="string" calcext:value-type="string">
            <text:p>* Fülek átnevezése, színezése</text:p>
          </table:table-cell>
        </table:table-row>
        <table:table-row table:style-name="ro30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30">
          <table:table-cell table:style-name="ce2590" office:value-type="string" calcext:value-type="string">
            <text:p>V8.2.3</text:p>
          </table:table-cell>
        </table:table-row>
        <table:table-row table:style-name="ro30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30">
          <table:table-cell table:style-name="ce2590" office:value-type="string" calcext:value-type="string">
            <text:p>V8.2.2</text:p>
          </table:table-cell>
        </table:table-row>
        <table:table-row table:style-name="ro30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587" office:value-type="string" calcext:value-type="string">
            <text:p>* Kétkezes harc táblázat</text:p>
          </table:table-cell>
        </table:table-row>
        <table:table-row table:style-name="ro30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30">
          <table:table-cell table:style-name="ce2590" office:value-type="string" calcext:value-type="string">
            <text:p>V8.1.1</text:p>
          </table:table-cell>
        </table:table-row>
        <table:table-row table:style-name="ro30">
          <table:table-cell table:style-name="ce2587" office:value-type="string" calcext:value-type="string">
            <text:p>* Max szint: 21</text:p>
          </table:table-cell>
        </table:table-row>
        <table:table-row table:style-name="ro30">
          <table:table-cell table:style-name="ce2587" office:value-type="string" calcext:value-type="string">
            <text:p>* KP Alap: 150</text:p>
          </table:table-cell>
        </table:table-row>
        <table:table-row table:style-name="ro30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30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30">
          <table:table-cell table:style-name="ce2590" office:value-type="string" calcext:value-type="string">
            <text:p>V7.9.1</text:p>
          </table:table-cell>
        </table:table-row>
        <table:table-row table:style-name="ro30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:</text:span><text:span text:style-name="T50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Kiegészítő KP / Szint: (</text:span><text:span text:style-name="T51">20</text:span><text:span text:style-name="T50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Erőbónusz beszámít: (Erő/2) <text:span text:style-name="T52">→ </text:span><text:span text:style-name="T53">lefelé</text:span><text:span text:style-name="T52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2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2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0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4"> </text:span><text:span text:style-name="T55">→</text:span><text:span text:style-name="T5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55">→</text:span><text:span text:style-name="T5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55">→</text:span><text:span text:style-name="T5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55">→</text:span><text:span text:style-name="T54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31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47"/>
        <table:table-column table:style-name="co114" table:default-cell-style-name="ce947"/>
        <table:table-column table:style-name="co115" table:default-cell-style-name="ce947"/>
        <table:table-column table:style-name="co116" table:number-columns-repeated="2" table:default-cell-style-name="ce641"/>
        <table:table-column table:style-name="co116" table:default-cell-style-name="ce947"/>
        <table:table-column table:style-name="co41" table:number-columns-repeated="2" table:default-cell-style-name="ce947"/>
        <table:table-column table:style-name="co39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53"/>
          <table:covered-table-cell table:style-name="ce2266"/>
          <table:covered-table-cell table:number-columns-repeated="6" table:style-name="ce2253"/>
          <table:covered-table-cell table:number-columns-repeated="3" table:style-name="ce2365"/>
          <table:covered-table-cell table:style-name="ce2253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53"/>
          <table:table-cell table:style-name="ce2266"/>
          <table:table-cell table:style-name="ce2253" table:number-columns-repeated="2"/>
          <table:table-cell table:style-name="ce2872"/>
          <table:table-cell table:style-name="ce2253" table:number-columns-repeated="3"/>
          <table:table-cell table:style-name="ce2365" table:number-columns-repeated="3"/>
          <table:table-cell table:style-name="ce2253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67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49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32">
          <table:table-cell table:style-name="ce2774"/>
          <table:table-cell table:style-name="ce2780"/>
          <table:table-cell table:style-name="ce2649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286" office:value-type="string" calcext:value-type="string">
            <text:p>Szint</text:p>
          </table:table-cell>
          <table:table-cell table:style-name="ce2286" office:value-type="string" calcext:value-type="string" table:number-columns-spanned="2" table:number-rows-spanned="1">
            <text:p>KP</text:p>
          </table:table-cell>
          <table:covered-table-cell table:style-name="ce2286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16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56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6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6">S4</text:span></text:p>
            <text:p><text:span text:style-name="T1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166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639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4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6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5" office:value-type="string" calcext:value-type="string">
            <text:p>Fok</text:p>
          </table:table-cell>
          <table:table-cell table:style-name="ce249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67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67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10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52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14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5"/>
          <table:table-cell table:number-columns-repeated="12"/>
          <table:table-cell table:style-name="ce947" table:number-columns-repeated="16351"/>
        </table:table-row>
        <table:table-row table:style-name="ro5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49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5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6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569" table:number-columns-repeated="3"/>
          <table:table-cell table:style-name="ce252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9"/>
          <table:table-cell table:style-name="ce252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26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9"/>
          <table:table-cell table:style-name="ce947"/>
          <table:table-cell table:style-name="ce212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495" table:content-validation-name="val225" office:value-type="string" calcext:value-type="string">
            <text:p>Fok</text:p>
          </table:table-cell>
          <table:table-cell table:style-name="ce2495" table:content-validation-name="val225" office:value-type="string" calcext:value-type="string">
            <text:p>Bónusz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182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7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6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674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0">
          <table:table-cell table:style-name="ce947"/>
          <table:table-cell table:style-name="ce1700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12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26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6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674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67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60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947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6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9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25" office:value-type="float" office:value="9" calcext:value-type="float">
            <text:p>9</text:p>
          </table:table-cell>
          <table:table-cell table:style-name="ce2485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16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1" calcext:value-type="float">
            <text:p>1</text:p>
          </table:table-cell>
          <table:table-cell table:style-name="ce2168" table:content-validation-name="val5" office:value-type="float" office:value="5" calcext:value-type="float">
            <text:p>5</text:p>
          </table:table-cell>
          <table:table-cell table:style-name="ce216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2" calcext:value-type="float">
            <text:p>2</text:p>
          </table:table-cell>
          <table:table-cell table:style-name="ce2168" table:content-validation-name="val5" office:value-type="float" office:value="10" calcext:value-type="float">
            <text:p>10</text:p>
          </table:table-cell>
          <table:table-cell table:style-name="ce216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47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3" calcext:value-type="float">
            <text:p>3</text:p>
          </table:table-cell>
          <table:table-cell table:style-name="ce2168" table:content-validation-name="val5" office:value-type="float" office:value="15" calcext:value-type="float">
            <text:p>15</text:p>
          </table:table-cell>
          <table:table-cell table:style-name="ce2168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3" table:content-validation-name="val5"/>
          <table:table-cell table:style-name="ce2169" table:content-validation-name="val5" table:number-columns-repeated="2"/>
          <table:table-cell table:style-name="ce2650" table:content-validation-name="val5"/>
          <table:table-cell table:style-name="ce2269" table:content-validation-name="val5"/>
          <table:table-cell table:style-name="ce2650" table:content-validation-name="val5" table:number-columns-repeated="3"/>
          <table:table-cell table:style-name="ce947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20" calcext:value-type="float">
            <text:p>20</text:p>
          </table:table-cell>
          <table:table-cell table:style-name="ce2485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74" table:content-validation-name="val5"/>
          <table:covered-table-cell table:number-columns-repeated="3" table:style-name="ce947"/>
          <table:table-cell table:style-name="ce1625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4" table:content-validation-name="val5"/>
          <table:table-cell table:style-name="ce217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4" table:content-validation-name="val5" office:value-type="string" calcext:value-type="string">
            <text:p>Szúró</text:p>
          </table:table-cell>
          <table:table-cell table:style-name="ce2174" table:content-validation-name="val5" office:value-type="string" calcext:value-type="string">
            <text:p>Vágó</text:p>
          </table:table-cell>
          <table:table-cell table:style-name="ce2174" table:content-validation-name="val5" office:value-type="string" calcext:value-type="string">
            <text:p>Zúzó</text:p>
          </table:table-cell>
          <table:table-cell table:style-name="ce217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138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table:content-validation-name="val5" office:value-type="string" calcext:value-type="string">
            <text:p>Fémalapanyag</text:p>
          </table:table-cell>
          <table:table-cell table:style-name="ce217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50" calcext:value-type="float">
            <text:p>150</text:p>
          </table:table-cell>
          <table:table-cell table:style-name="ce2485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8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1005"/>
          <table:table-cell table:style-name="ce947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947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52" table:content-validation-name="val222" office:value-type="string" calcext:value-type="string">
            <text:p>TÉ</text:p>
          </table:table-cell>
          <table:table-cell table:style-name="ce2265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485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79" table:content-validation-name="val222" table:formula="of:=VLOOKUP([.$C81];harcmodorok;2)" office:value-type="float" office:value="-9" calcext:value-type="float">
            <text:p>-9</text:p>
          </table:table-cell>
          <table:table-cell table:style-name="ce2179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485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79" table:content-validation-name="val222" table:formula="of:=VLOOKUP([.$C82];harcmodorok;2)" office:value-type="float" office:value="3" calcext:value-type="float">
            <text:p>3</text:p>
          </table:table-cell>
          <table:table-cell table:style-name="ce2179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79" table:content-validation-name="val222" table:formula="of:=VLOOKUP([.$C83];harcmodorok;2)" office:value-type="float" office:value="6" calcext:value-type="float">
            <text:p>6</text:p>
          </table:table-cell>
          <table:table-cell table:style-name="ce2179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79" table:content-validation-name="val222" table:formula="of:=VLOOKUP([.$C84];harcmodorok;2)" office:value-type="float" office:value="9" calcext:value-type="float">
            <text:p>9</text:p>
          </table:table-cell>
          <table:table-cell table:style-name="ce2179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4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52" table:content-validation-name="val105" office:value-type="string" calcext:value-type="string">
            <text:p>TÉ</text:p>
          </table:table-cell>
          <table:table-cell table:style-name="ce2265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2" table:style-name="ce2179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179" office:value-type="float" office:value="6" calcext:value-type="float">
            <text:p>6</text:p>
          </table:table-cell>
          <table:table-cell table:number-columns-repeated="2" table:style-name="ce2179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179" office:value-type="float" office:value="9" calcext:value-type="float">
            <text:p>9</text:p>
          </table:table-cell>
          <table:table-cell table:number-columns-repeated="2" table:style-name="ce2179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3"/>
          <table:table-cell table:style-name="ce2269"/>
          <table:table-cell table:style-name="ce2650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3"/>
          <table:table-cell table:style-name="ce2169" table:number-columns-repeated="2"/>
          <table:table-cell table:style-name="ce2650"/>
          <table:table-cell table:style-name="ce2269"/>
          <table:table-cell table:style-name="ce2650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133"/>
          <table:table-cell table:style-name="ce2169" table:number-columns-repeated="2"/>
          <table:table-cell table:style-name="ce2650"/>
          <table:table-cell table:style-name="ce2269"/>
          <table:table-cell table:style-name="ce2650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133"/>
          <table:table-cell table:style-name="ce2169" table:number-columns-repeated="2"/>
          <table:table-cell table:style-name="ce2650"/>
          <table:table-cell table:style-name="ce2269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3"/>
          <table:table-cell table:style-name="ce2169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5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6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1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.00.00</text:date>, <text:time style:data-style-name="N2" text:time-value="19:17:08.31704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4T19:52:30.556285000</dc:date>
    <meta:editing-cycles>1317</meta:editing-cycles>
    <meta:editing-duration>P11DT4H15M38S</meta:editing-duration>
    <meta:document-statistic meta:table-count="11" meta:cell-count="498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